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45cm" fo:min-width="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0.98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65cm" fo:min-width="1.7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1.7cm" svg:x="8.1cm" svg:y="2.3cm">
          <text:p text:style-name="P1">X = 12,32</text:p>
          <text:p text:style-name="P1">Y = 5,64</text:p>
          <text:p text:style-name="P1">EndPoints = [(1,5 ; 6), …, (7 ; 8,7)]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2cm" svg:y1="2cm" svg:x2="8.1cm" svg:y2="2.8cm">
          <text:p/>
        </draw:line>
        <draw:custom-shape draw:style-name="gr3" draw:text-style-name="P4" draw:layer="layout" svg:width="2.1cm" svg:height="0.8cm" svg:x="3.1cm" svg:y="1.5cm">
          <text:p text:style-name="P4">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cm" svg:y1="4cm" svg:x2="6.4cm" svg:y2="6.2cm">
          <text:p/>
        </draw:line>
        <draw:line draw:style-name="gr2" draw:text-style-name="P3" draw:layer="layout" svg:x1="10.5cm" svg:y1="4cm" svg:x2="14.1cm" svg:y2="6.3cm">
          <text:p/>
        </draw:line>
        <draw:custom-shape draw:style-name="gr1" draw:text-style-name="P2" draw:layer="layout" svg:width="5.5cm" svg:height="1.7cm" svg:x="3.6cm" svg:y="6.2cm">
          <text:p text:style-name="P1">X = 1</text:p>
          <text:p text:style-name="P1">Y = 7,27</text:p>
          <text:p text:style-name="P1">EndPoints = [(4,8 ; 9), …, (9 ; 10)]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cm" svg:y1="7.9cm" svg:x2="1.9cm" svg:y2="10.1cm">
          <text:p/>
        </draw:line>
        <draw:line draw:style-name="gr2" draw:text-style-name="P3" draw:layer="layout" svg:x1="6cm" svg:y1="7.9cm" svg:x2="9.6cm" svg:y2="10.2cm">
          <text:p/>
        </draw:line>
        <draw:custom-shape draw:style-name="gr1" draw:text-style-name="P2" draw:layer="layout" svg:width="5.5cm" svg:height="1.7cm" svg:x="13.5cm" svg:y="6.3cm">
          <text:p text:style-name="P1">X = 14,89</text:p>
          <text:p text:style-name="P1">Y = 4,72</text:p>
          <text:p text:style-name="P1">EndPoints = [(19 ; 9), …, (7,5 ; 14)]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9cm" svg:y1="8cm" svg:x2="11.8cm" svg:y2="10.2cm">
          <text:p/>
        </draw:line>
        <draw:line draw:style-name="gr2" draw:text-style-name="P3" draw:layer="layout" svg:x1="15.9cm" svg:y1="8cm" svg:x2="19.5cm" svg:y2="10.3cm">
          <text:p/>
        </draw:line>
        <draw:custom-shape draw:style-name="gr4" draw:text-style-name="P5" draw:layer="layout" svg:width="2.2cm" svg:height="1.9cm" svg:x="1.1cm" svg:y="10.1cm">
          <text:p text:style-name="P4">/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.7cm" svg:x="4.5cm" svg:y="10.2cm">
          <text:p text:style-name="P1">X = 2</text:p>
          <text:p text:style-name="P1">Y = 7,27</text:p>
          <text:p text:style-name="P1">EndPoints = [(6 ; 11,4), …, (2 ; 15)]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1.9cm" svg:x="17.8cm" svg:y="10.3cm">
          <text:p text:style-name="P4">/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.7cm" svg:x="10.4cm" svg:y="10.2cm">
          <text:p text:style-name="P1">X = 0,5</text:p>
          <text:p text:style-name="P1">Y = 4,72</text:p>
          <text:p text:style-name="P1">EndPoints = [(12 ; 5), …, (3,2 ; 8)]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1T18:13:35.615429719</meta:creation-date>
    <dc:date>2017-11-21T18:33:29.776119345</dc:date>
    <meta:editing-duration>PT9M21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